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400000366E2CEB788.jpg" manifest:media-type="image/jpeg"/>
  <manifest:file-entry manifest:full-path="Pictures/10000000000002340000036622F924B5.jpg" manifest:media-type="image/jpeg"/>
  <manifest:file-entry manifest:full-path="Pictures/10000000000002BC000002BC05A3D8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0.49cm" fo:min-width="2.73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3" draw:name="Forma 1" draw:style-name="gr1" draw:text-style-name="P1" svg:width="3.123cm" svg:height="0.978cm" svg:x="6.733cm" svg:y="3.771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1" text:anchor-type="char" svg:x="8.343cm" svg:y="0cm" svg:width="8.124cm" svg:height="12.532cm" draw:z-index="0"><draw:image xlink:href="Pictures/10000000000002340000036622F924B5.jpg" xlink:type="simple" xlink:show="embed" xlink:actuate="onLoad" draw:mime-type="image/jpeg"/></draw:frame><draw:frame draw:style-name="fr1" draw:name="Imagen2" text:anchor-type="char" svg:x="0cm" svg:y="0.002cm" svg:width="8.087cm" svg:height="12.476cm" draw:z-index="1"><draw:image xlink:href="Pictures/100000000000023400000366E2CEB788.jpg" xlink:type="simple" xlink:show="embed" xlink:actuate="onLoad" draw:mime-type="image/jpeg"/></draw:frame><draw:frame draw:style-name="fr1" draw:name="Imagen3" text:anchor-type="char" svg:x="6.752cm" svg:y="5.131cm" svg:width="3.044cm" svg:height="3.044cm" draw:z-index="2"><draw:image xlink:href="Pictures/10000000000002BC000002BC05A3D8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7:26:24.758000000</meta:creation-date>
    <dc:date>2025-03-19T17:44:56.182000000</dc:date>
    <meta:editing-duration>PT12M36S</meta:editing-duration>
    <meta:editing-cycles>3</meta:editing-cycles>
    <meta:generator>LibreOffice/7.6.5.2$Windows_X86_64 LibreOffice_project/38d5f62f85355c192ef5f1dd47c5c0c0c6d6598b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